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80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5" style:family="graphic" style:parent-style-name="standard">
      <style:graphic-properties draw:fill-color="#ececec" draw:textarea-horizontal-align="center" draw:textarea-vertical-align="middle"/>
    </style:style>
    <style:style style:name="gr6" style:family="graphic" style:parent-style-name="standard">
      <style:graphic-properties draw:fill="solid" draw:fill-color="#d9d9d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9" style:family="graphic" style:parent-style-name="standard">
      <style:graphic-properties draw:fill="solid" draw:fill-color="#355e00" draw:textarea-horizontal-align="center" draw:textarea-vertical-align="middle"/>
    </style:style>
    <style:style style:name="gr10" style:family="graphic" style:parent-style-name="standard">
      <style:graphic-properties draw:fill="solid" draw:fill-color="#ff3366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00b8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15" style:family="graphic" style:parent-style-name="standard">
      <style:graphic-properties draw:stroke="none" svg:stroke-color="#000000" draw:fill="none" draw:fill-color="#ffffff" fo:min-height="0.155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standard">
      <style:graphic-properties draw:fill-color="#996633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center" draw:textarea-vertical-align="middle"/>
    </style:style>
    <style:style style:name="gr19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fo:min-height="0.635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333333" draw:fill-color="#222829" draw:textarea-horizontal-align="justify" draw:textarea-vertical-align="middle" draw:auto-grow-height="false" fo:wrap-option="wrap"/>
    </style:style>
    <style:style style:name="gr23" style:family="graphic" style:parent-style-name="standard">
      <style:graphic-properties svg:stroke-width="0.051cm" svg:stroke-color="#000000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24" style:family="graphic" style:parent-style-name="standard">
      <style:graphic-properties svg:stroke-color="#808080" draw:textarea-horizontal-align="center" draw:textarea-vertical-align="middle" draw:start-line-spacing-vertical="0.254cm" draw:end-line-spacing-vertical="0.254cm"/>
    </style:style>
    <style:style style:name="gr25" style:family="graphic" style:parent-style-name="standard">
      <style:graphic-properties svg:stroke-color="#4c4c4c" draw:textarea-horizontal-align="center" draw:textarea-vertical-align="middle" draw:start-line-spacing-vertical="0.254cm" draw:end-line-spacing-vertical="0.254cm"/>
    </style:style>
    <style:style style:name="gr26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27" style:family="graphic" style:parent-style-name="standard">
      <style:graphic-properties svg:stroke-width="0.051cm" svg:stroke-color="#808080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28" style:family="graphic" style:parent-style-name="standard">
      <style:graphic-properties svg:stroke-width="0.051cm" svg:stroke-color="#999999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29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30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32" style:family="graphic" style:parent-style-name="standard">
      <style:graphic-properties svg:stroke-color="#b3b3b3" draw:fill="solid" draw:fill-color="#99ccff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fo:font-style="italic" style:font-style-asian="italic" style:font-style-complex="italic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size="12pt" style:font-size-asian="18pt" style:font-size-complex="18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center"/>
      <style:text-properties fo:color="#5c9ebf" fo:font-size="18pt"/>
    </style:style>
    <style:style style:name="P8" style:family="paragraph">
      <style:paragraph-properties fo:text-align="start"/>
      <style:text-properties style:use-window-font-color="true"/>
    </style:style>
    <style:style style:name="P9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10" style:family="paragraph">
      <style:paragraph-properties fo:line-height="100%" fo:text-align="start"/>
      <style:text-properties style:use-window-font-color="true"/>
    </style:style>
    <style:style style:name="P11" style:family="paragraph">
      <style:paragraph-properties fo:line-height="100%" fo:text-align="start"/>
      <style:text-properties style:use-window-font-color="true" fo:font-size="12pt" style:font-size-asian="18pt" style:font-size-complex="18pt"/>
    </style:style>
    <style:style style:name="P12" style:family="paragraph">
      <style:paragraph-properties fo:line-height="150%" fo:text-align="center"/>
      <style:text-properties fo:color="#004586"/>
    </style:style>
    <style:style style:name="P13" style:family="paragraph">
      <style:paragraph-properties fo:line-height="150%" fo:text-align="center"/>
      <style:text-properties fo:color="#004586" fo:font-size="18pt"/>
    </style:style>
    <style:style style:name="P14" style:family="paragraph">
      <style:paragraph-properties fo:text-align="center"/>
      <style:text-properties fo:color="#004586"/>
    </style:style>
    <style:style style:name="P15" style:family="paragraph">
      <style:paragraph-properties fo:text-align="start"/>
      <style:text-properties fo:color="#000000"/>
    </style:style>
    <style:style style:name="P16" style:family="paragraph">
      <style:text-properties fo:color="#004586"/>
    </style:style>
    <style:style style:name="P17" style:family="paragraph">
      <style:paragraph-properties fo:text-align="start"/>
      <style:text-properties fo:color="#000000"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color="#ffffff" fo:font-size="12pt" fo:font-style="italic" style:font-size-asian="18pt" style:font-style-asian="italic" style:font-size-complex="18pt" style:font-style-complex="italic"/>
    </style:style>
    <style:style style:name="T4" style:family="text">
      <style:text-properties fo:color="#ffffff" fo:font-size="12pt" style:font-size-asian="18pt" style:font-size-complex="18pt"/>
    </style:style>
    <style:style style:name="T5" style:family="text">
      <style:text-properties fo:color="#5c9ebf" fo:font-size="18pt"/>
    </style:style>
    <style:style style:name="T6" style:family="text">
      <style:text-properties fo:color="#5c9ebf"/>
    </style:style>
    <style:style style:name="T7" style:family="text">
      <style:text-properties fo:font-size="12pt" fo:font-style="italic" style:font-size-asian="18pt" style:font-style-asian="italic" style:font-size-complex="18pt" style:font-style-complex="italic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12pt" fo:font-style="normal" style:font-size-asian="18pt" style:font-style-asian="normal" style:font-size-complex="18pt" style:font-style-complex="normal"/>
    </style:style>
    <style:style style:name="T10" style:family="text">
      <style:text-properties fo:font-size="12pt" fo:font-weight="bold" style:font-size-asian="18pt" style:font-weight-asian="bold" style:font-size-complex="18pt" style:font-weight-complex="bold"/>
    </style:style>
    <style:style style:name="T11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custom-shape draw:style-name="gr1" draw:text-style-name="P2" xml:id="id3" draw:id="id3" draw:layer="layout" svg:width="2.223cm" svg:height="0.953cm" svg:x="2.77cm" svg:y="3.223cm">
          <text:p text:style-name="P1"><text:span text:style-name="T1">Rang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5" draw:id="id5" draw:layer="layout" svg:width="2.223cm" svg:height="0.953cm" svg:x="9.755cm" svg:y="3.223cm">
          <text:p text:style-name="P1"><text:span text:style-name="T1">Ranger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4" draw:id="id4" draw:layer="layout" svg:width="2.223cm" svg:height="0.953cm" svg:x="6.262cm" svg:y="3.223cm">
          <text:p text:style-name="P1"><text:span text:style-name="T1">Rang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6" draw:id="id6" draw:layer="layout" svg:width="2.223cm" svg:height="0.953cm" svg:x="2.77cm" svg:y="4.493cm">
          <text:p text:style-name="P1"><text:span text:style-name="T1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8" draw:id="id8" draw:layer="layout" svg:width="2.223cm" svg:height="0.953cm" svg:x="9.755cm" svg:y="4.493cm">
          <text:p text:style-name="P1"><text:span text:style-name="T1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7" draw:id="id7" draw:layer="layout" svg:width="2.223cm" svg:height="0.953cm" svg:x="6.262cm" svg:y="4.493cm">
          <text:p text:style-name="P1"><text:span text:style-name="T1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1" draw:id="id11" draw:layer="layout" svg:width="2.223cm" svg:height="0.953cm" svg:x="6.262cm" svg:y="5.763cm">
          <text:p text:style-name="P1"><text:span text:style-name="T1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9" draw:id="id9" draw:layer="layout" svg:width="2.223cm" svg:height="0.953cm" svg:x="6.262cm" svg:y="7.033cm">
          <text:p text:style-name="P1"><text:span text:style-name="T1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0" draw:id="id10" draw:layer="layout" svg:width="2.223cm" svg:height="0.953cm" svg:x="13.247cm" svg:y="4.493cm">
          <text:p text:style-name="P1"><text:span text:style-name="T1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" draw:id="id1" draw:layer="layout" svg:width="2.223cm" svg:height="0.953cm" svg:x="2.77cm" svg:y="1.953cm">
          <text:p text:style-name="P1"><text:span text:style-name="T1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2.223cm" svg:height="0.953cm" svg:x="6.262cm" svg:y="1.953cm">
          <text:p text:style-name="P1"><text:span text:style-name="T1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2" draw:id="id12" draw:layer="layout" svg:width="2.223cm" svg:height="0.953cm" svg:x="9.755cm" svg:y="5.763cm">
          <text:p text:style-name="P1"><text:span text:style-name="T1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5" draw:id="id15" draw:layer="layout" svg:width="2.286cm" svg:height="0.965cm" svg:x="6.262cm" svg:y="9.561cm">
          <text:p text:style-name="P1"><text:span text:style-name="T1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4.993cm" svg:y1="2.43cm" svg:x2="6.262cm" svg:y2="2.43cm" draw:start-shape="id1" draw:start-glue-point="7" draw:end-shape="id2" draw:end-glue-point="5" svg:d="m4993 2430h1269">
          <text:p/>
        </draw:connector>
        <draw:connector draw:style-name="gr2" draw:text-style-name="P1" draw:layer="layout" svg:x1="4.993cm" svg:y1="3.7cm" svg:x2="6.262cm" svg:y2="3.7cm" draw:start-shape="id3" draw:start-glue-point="7" draw:end-shape="id4" draw:end-glue-point="5" svg:d="m4993 3700h1269">
          <text:p/>
        </draw:connector>
        <draw:connector draw:style-name="gr2" draw:text-style-name="P1" draw:layer="layout" svg:x1="8.485cm" svg:y1="3.7cm" svg:x2="9.755cm" svg:y2="3.7cm" draw:start-shape="id4" draw:start-glue-point="7" draw:end-shape="id5" draw:end-glue-point="5" svg:d="m8485 3700h1270">
          <text:p/>
        </draw:connector>
        <draw:connector draw:style-name="gr2" draw:text-style-name="P1" draw:layer="layout" svg:x1="4.993cm" svg:y1="4.97cm" svg:x2="6.262cm" svg:y2="4.97cm" draw:start-shape="id6" draw:start-glue-point="7" draw:end-shape="id7" draw:end-glue-point="5" svg:d="m4993 4970h1269">
          <text:p/>
        </draw:connector>
        <draw:connector draw:style-name="gr2" draw:text-style-name="P1" draw:layer="layout" svg:x1="8.485cm" svg:y1="4.97cm" svg:x2="9.755cm" svg:y2="4.97cm" draw:start-shape="id7" draw:start-glue-point="7" draw:end-shape="id8" draw:end-glue-point="5" svg:d="m8485 4970h1270">
          <text:p/>
        </draw:connector>
        <draw:connector draw:style-name="gr2" draw:text-style-name="P1" draw:layer="layout" draw:line-skew="1.564cm" svg:x1="8.485cm" svg:y1="7.51cm" svg:x2="13.247cm" svg:y2="4.97cm" draw:start-shape="id9" draw:start-glue-point="7" draw:end-shape="id10" draw:end-glue-point="5" svg:d="m8485 7510h3945v-2540h817">
          <text:p/>
        </draw:connector>
        <draw:connector draw:style-name="gr2" draw:text-style-name="P1" draw:layer="layout" svg:x1="11.978cm" svg:y1="3.7cm" svg:x2="13.247cm" svg:y2="4.969cm" draw:start-shape="id5" draw:start-glue-point="7" draw:end-shape="id10" svg:d="m11978 3700h634v1269h635">
          <text:p/>
        </draw:connector>
        <draw:connector draw:style-name="gr2" draw:text-style-name="P1" draw:layer="layout" svg:x1="11.978cm" svg:y1="4.97cm" svg:x2="13.247cm" svg:y2="4.97cm" draw:start-shape="id8" draw:start-glue-point="7" draw:end-shape="id10" draw:end-glue-point="5" svg:d="m11978 4970h1269">
          <text:p/>
        </draw:connector>
        <draw:connector draw:style-name="gr2" draw:text-style-name="P1" draw:layer="layout" draw:line-skew="1.564cm" svg:x1="8.485cm" svg:y1="2.43cm" svg:x2="13.247cm" svg:y2="4.969cm" draw:start-shape="id2" draw:start-glue-point="7" draw:end-shape="id10" svg:d="m8485 2430h3945v2539h817">
          <text:p/>
        </draw:connector>
        <draw:connector draw:style-name="gr2" draw:text-style-name="P1" draw:layer="layout" svg:x1="8.485cm" svg:y1="6.24cm" svg:x2="9.755cm" svg:y2="6.24cm" draw:start-shape="id11" draw:start-glue-point="7" draw:end-shape="id12" draw:end-glue-point="5" svg:d="m8485 6240h1270">
          <text:p/>
        </draw:connector>
        <draw:connector draw:style-name="gr2" draw:text-style-name="P1" draw:layer="layout" svg:x1="11.978cm" svg:y1="6.24cm" svg:x2="13.247cm" svg:y2="4.97cm" draw:start-shape="id12" draw:start-glue-point="7" draw:end-shape="id10" draw:end-glue-point="5" svg:d="m11978 6240h634v-1270h635">
          <text:p/>
        </draw:connector>
        <draw:custom-shape draw:style-name="gr3" draw:text-style-name="P3" xml:id="id13" draw:id="id13" draw:layer="layout" svg:width="2.223cm" svg:height="0.953cm" svg:x="2.77cm" svg:y="5.763cm">
          <text:p text:style-name="P1"><text:span text:style-name="T2">(rank 1s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4.993cm" svg:y1="6.239cm" svg:x2="6.262cm" svg:y2="6.24cm" draw:start-shape="id13" draw:end-shape="id11" draw:end-glue-point="5" svg:d="m4993 6239h634v1h635">
          <text:p/>
        </draw:connector>
        <draw:connector draw:style-name="gr4" draw:text-style-name="P1" draw:layer="layout" svg:x1="4.993cm" svg:y1="6.24cm" svg:x2="6.262cm" svg:y2="7.51cm" draw:start-shape="id14" draw:start-glue-point="2" draw:end-shape="id9" draw:end-glue-point="5" svg:d="m4993 6240h-255v1270h1524">
          <text:p/>
        </draw:connector>
        <draw:connector draw:style-name="gr2" draw:text-style-name="P1" xml:id="id14" draw:id="id14" draw:layer="layout" svg:x1="4.993cm" svg:y1="6.24cm" svg:x2="6.262cm" svg:y2="10.043cm" draw:end-shape="id15" svg:d="m4993 6240h384v3803h885">
          <text:p/>
        </draw:connector>
        <draw:custom-shape draw:style-name="gr1" draw:text-style-name="P2" xml:id="id16" draw:id="id16" draw:layer="layout" svg:width="2.223cm" svg:height="0.953cm" svg:x="6.262cm" svg:y="8.303cm">
          <text:p text:style-name="P1"><text:span text:style-name="T1">Skirmi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4.993cm" svg:y1="6.239cm" svg:x2="6.262cm" svg:y2="8.78cm" draw:start-shape="id13" draw:end-shape="id16" draw:end-glue-point="5" svg:d="m4993 6239h634v2541h635">
          <text:p/>
        </draw:connector>
      </draw:page>
      <draw:page draw:name="page2" draw:style-name="dp1" draw:master-page-name="CivFanatics">
        <draw:rect draw:style-name="gr5" draw:text-style-name="P1" draw:layer="layout" svg:width="26.035cm" svg:height="19.685cm" svg:x="1cm" svg:y="1cm">
          <text:p/>
        </draw:rect>
        <draw:rect draw:style-name="gr6" draw:text-style-name="P1" draw:layer="layout" svg:width="5.08cm" svg:height="5.08cm" svg:x="6.08cm" svg:y="1cm">
          <text:p/>
        </draw:rect>
        <draw:frame draw:style-name="gr7" draw:layer="layout" svg:width="1.937cm" svg:height="0.963cm" svg:x="6.08cm" svg:y="6.08cm">
          <draw:text-box>
            <text:p>Early</text:p>
          </draw:text-box>
        </draw:frame>
        <draw:frame draw:style-name="gr7" draw:layer="layout" svg:width="1.734cm" svg:height="0.963cm" svg:x="9.426cm" svg:y="6.08cm">
          <draw:text-box>
            <text:p>Late</text:p>
          </draw:text-box>
        </draw:frame>
        <draw:frame draw:style-name="gr8" draw:layer="layout" svg:width="3.175cm" svg:height="1.954cm" svg:x="1cm" svg:y="2.556cm">
          <draw:text-box>
            <text:p>Power</text:p>
            <text:p>Variance</text:p>
          </draw:text-box>
        </draw:frame>
        <draw:frame draw:style-name="gr7" draw:layer="layout" svg:width="1.946cm" svg:height="0.963cm" svg:x="4.134cm" svg:y="5.117cm">
          <draw:text-box>
            <text:p>Wide</text:p>
          </draw:text-box>
        </draw:frame>
        <draw:frame draw:style-name="gr7" draw:layer="layout" svg:width="2.119cm" svg:height="0.963cm" svg:x="3.961cm" svg:y="1cm">
          <draw:text-box>
            <text:p>Close</text:p>
          </draw:text-box>
        </draw:frame>
        <draw:frame draw:style-name="gr7" draw:layer="layout" svg:width="4.697cm" svg:height="0.963cm" svg:x="6.272cm" svg:y="7.657cm">
          <draw:text-box>
            <text:p>Harder at Time</text:p>
          </draw:text-box>
        </draw:frame>
        <draw:circle draw:style-name="gr9" draw:text-style-name="P1" draw:layer="layout" svg:width="0.635cm" svg:height="0.635cm" svg:x="9.89cm" svg:y="1.635cm">
          <text:p/>
        </draw:circle>
        <draw:circle draw:style-name="gr10" draw:text-style-name="P1" draw:layer="layout" svg:width="0.635cm" svg:height="0.635cm" svg:x="6.715cm" svg:y="4.81cm">
          <text:p/>
        </draw:circle>
        <draw:circle draw:style-name="gr11" draw:text-style-name="P1" draw:layer="layout" svg:width="0.635cm" svg:height="0.635cm" svg:x="6.715cm" svg:y="1.635cm">
          <text:p/>
        </draw:circle>
        <draw:circle draw:style-name="gr9" draw:text-style-name="P1" draw:layer="layout" svg:width="0.635cm" svg:height="0.635cm" svg:x="12.43cm" svg:y="5.252cm">
          <text:p/>
        </draw:circle>
        <draw:circle draw:style-name="gr10" draw:text-style-name="P1" draw:layer="layout" svg:width="0.635cm" svg:height="0.635cm" svg:x="12.43cm" svg:y="1.2cm">
          <text:p/>
        </draw:circle>
        <draw:circle draw:style-name="gr11" draw:text-style-name="P1" draw:layer="layout" svg:width="0.635cm" svg:height="0.635cm" svg:x="12.43cm" svg:y="2.585cm">
          <text:p/>
        </draw:circle>
        <draw:frame draw:style-name="gr7" draw:layer="layout" svg:width="1.84cm" svg:height="0.963cm" svg:x="13.13cm" svg:y="5.117cm">
          <draw:text-box>
            <text:p>Goal</text:p>
          </draw:text-box>
        </draw:frame>
        <draw:frame draw:style-name="gr7" draw:layer="layout" svg:width="1.734cm" svg:height="0.963cm" svg:x="13.065cm" svg:y="2.472cm">
          <draw:text-box>
            <text:p>Mod</text:p>
          </draw:text-box>
        </draw:frame>
        <draw:frame draw:style-name="gr7" draw:layer="layout" svg:width="2.352cm" svg:height="0.963cm" svg:x="13.065cm" svg:y="1.1cm">
          <draw:text-box>
            <text:p>Vanilla</text:p>
          </draw:text-box>
        </draw:frame>
        <draw:line draw:style-name="gr12" draw:text-style-name="P1" draw:layer="layout" svg:x1="7.35cm" svg:y1="1.952cm" svg:x2="9.89cm" svg:y2="1.952cm">
          <text:p/>
        </draw:line>
        <draw:circle draw:style-name="gr13" draw:text-style-name="P1" draw:layer="layout" svg:width="0.635cm" svg:height="0.635cm" svg:x="12.43cm" svg:y="3.969cm">
          <text:p/>
        </draw:circle>
        <draw:frame draw:style-name="gr14" draw:layer="layout" svg:width="3.81cm" svg:height="0.963cm" svg:x="13.065cm" svg:y="3.845cm">
          <draw:text-box>
            <text:p>Alternative</text:p>
          </draw:text-box>
        </draw:frame>
        <draw:line draw:style-name="gr12" draw:text-style-name="P1" draw:layer="layout" svg:x1="7.032cm" svg:y1="4.81cm" svg:x2="7.032cm" svg:y2="2.27cm">
          <text:p/>
        </draw:line>
        <draw:circle draw:style-name="gr13" draw:text-style-name="P1" draw:layer="layout" svg:width="0.635cm" svg:height="0.635cm" svg:x="9.89cm" svg:y="4.81cm">
          <text:p/>
        </draw:circle>
        <draw:line draw:style-name="gr11" draw:text-style-name="P1" draw:layer="layout" svg:x1="5.445cm" svg:y1="10.295cm" svg:x2="7.35cm" svg:y2="12.835cm">
          <text:p/>
        </draw:line>
        <draw:line draw:style-name="gr11" draw:text-style-name="P1" draw:layer="layout" svg:x1="7.35cm" svg:y1="12.835cm" svg:x2="3.54cm" svg:y2="12.835cm">
          <text:p/>
        </draw:line>
        <draw:line draw:style-name="gr11" draw:text-style-name="P1" draw:layer="layout" svg:x1="5.445cm" svg:y1="10.295cm" svg:x2="3.54cm" svg:y2="12.835cm">
          <text:p/>
        </draw:line>
        <draw:frame draw:style-name="gr15" draw:text-style-name="P1" draw:layer="layout" svg:width="2.54cm" svg:height="1.675cm" svg:x="4.175cm" svg:y="9.255cm">
          <draw:text-box>
            <text:p text:style-name="P1">Human</text:p>
          </draw:text-box>
        </draw:frame>
        <draw:frame draw:style-name="gr16" draw:text-style-name="P1" draw:layer="layout" svg:width="3.81cm" svg:height="0.963cm" svg:x="5.445cm" svg:y="12.835cm">
          <draw:text-box>
            <text:p text:style-name="P1">Memory</text:p>
          </draw:text-box>
        </draw:frame>
        <draw:frame draw:style-name="gr16" draw:text-style-name="P1" draw:layer="layout" svg:width="3.81cm" svg:height="0.963cm" svg:x="1.635cm" svg:y="12.835cm">
          <draw:text-box>
            <text:p text:style-name="P1">Processor</text:p>
          </draw:text-box>
        </draw:frame>
        <draw:circle draw:style-name="gr17" draw:text-style-name="P1" draw:layer="layout" svg:width="6.35cm" svg:height="6.35cm" svg:x="16.968cm" svg:y="13.7cm">
          <text:p text:style-name="P1">Land</text:p>
        </draw:circle>
        <draw:rect draw:style-name="gr18" draw:text-style-name="P1" draw:layer="layout" svg:width="0.635cm" svg:height="0.635cm" svg:x="20.143cm" svg:y="13.065cm">
          <text:p/>
        </draw:rect>
        <draw:custom-shape draw:style-name="gr19" draw:text-style-name="P1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layer="layout" svg:width="2.54cm" svg:height="0.963cm" svg:x="22.126cm" svg:y="13.144cm">
          <draw:text-box>
            <text:p>Capital</text:p>
          </draw:text-box>
        </draw:frame>
        <draw:line draw:style-name="gr12" draw:text-style-name="P1" draw:layer="layout" svg:x1="21.413cm" svg:y1="13.7cm" svg:x2="19.415cm" svg:y2="13.065cm">
          <text:p/>
        </draw:line>
        <draw:line draw:style-name="gr12" draw:text-style-name="P1" draw:layer="layout" svg:x1="16.875cm" svg:y1="15.605cm" svg:x2="18.145cm" svg:y2="13.7cm">
          <text:p/>
        </draw:line>
        <draw:frame draw:style-name="gr20" draw:layer="layout" svg:width="3.175cm" svg:height="0.963cm" draw:transform="rotate (-0.267733507257066) translate (19.763cm 11.795cm)">
          <draw:text-box>
            <text:p>5 turns</text:p>
          </draw:text-box>
        </draw:frame>
        <draw:frame draw:style-name="gr20" draw:layer="layout" svg:width="3.175cm" svg:height="0.963cm" draw:transform="rotate (0.948586448458739) translate (15.605cm 15.645cm)">
          <draw:text-box>
            <text:p>50 turns</text:p>
          </draw:text-box>
        </draw:frame>
        <draw:custom-shape draw:style-name="gr21" draw:text-style-name="P1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0" draw:text-style-name="P1" draw:layer="layout" svg:width="3.81cm" svg:height="2.387cm" svg:x="14.97cm" svg:y="10.525cm">
          <draw:text-box>
            <text:p text:style-name="P1">Some important objective</text:p>
          </draw:text-box>
        </draw:frame>
      </draw:page>
      <draw:page draw:name="page3" draw:style-name="dp1" draw:master-page-name="CivFanatics">
        <draw:custom-shape draw:style-name="gr22" draw:text-style-name="P5" xml:id="id22" draw:id="id22" draw:layer="layout" svg:width="7.62cm" svg:height="2.54cm" svg:x="18.143cm" svg:y="6.08cm">
          <text:p text:style-name="P4"><text:span text:style-name="T3">Legalism</text:span></text:p>
          <text:p text:style-name="P4"><text:span text:style-name="T4">+5 Gold in the Capital.</text:span></text:p>
          <text:p text:style-name="P4"><text:span text:style-name="T4">-50% Unhappiness from Population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23" draw:id="id23" draw:layer="layout" svg:width="7.62cm" svg:height="2.54cm" svg:x="9.89cm" svg:y="6.08cm">
          <text:p text:style-name="P4"><text:span text:style-name="T3">Ceremonial Rites</text:span></text:p>
          <text:p text:style-name="P4"><text:span text:style-name="T4">Provides 1 culture building in the olde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18" draw:id="id18" draw:layer="layout" svg:width="7.622cm" svg:height="2.54cm" svg:x="18.143cm" svg:y="9.255cm">
          <text:p text:style-name="P4"><text:span text:style-name="T3">Monarchy</text:span></text:p>
          <text:p text:style-name="P4"><text:span text:style-name="T4">+20% Production for building Wonders.</text:span></text:p>
          <text:p text:style-name="P4"><text:span text:style-name="T4">+2 Culture and +1 Happiness for each National or World Wonde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21" draw:id="id21" draw:layer="layout" svg:width="7.62cm" svg:height="2.445cm" svg:x="9.89cm" svg:y="3cm">
          <text:p text:style-name="P4"><text:span text:style-name="T3">Opener</text:span></text:p>
          <text:p text:style-name="P4"><text:span text:style-name="T4">+3 Culture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19" draw:id="id19" draw:layer="layout" svg:width="7.62cm" svg:height="2.54cm" svg:x="1.635cm" svg:y="9.255cm">
          <text:p text:style-name="P4"><text:span text:style-name="T3">Landed Elite</text:span></text:p>
          <text:p text:style-name="P4"><text:span text:style-name="T4">+2 Food in each city.</text:span></text:p>
          <text:p text:style-name="P4"><text:span text:style-name="T4">+2 Food on Defense buildings.</text:span></text:p>
          <text:p text:style-name="P4"><text:span text:style-name="T4">Speeds border expansion in all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20" draw:id="id20" draw:layer="layout" svg:width="7.62cm" svg:height="2.54cm" svg:x="1.635cm" svg:y="6.08cm">
          <text:p text:style-name="P4"><text:span text:style-name="T3">Oligarchy</text:span></text:p>
          <text:p text:style-name="P4"><text:span text:style-name="T4">Garrisoned units cost no Maintenance, and gain 0.2 xp/turn.</text:span></text:p>
          <text:p text:style-name="P4"><text:span text:style-name="T4">Cities with a garrison gain +50% <text:s/>Ranged Streng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0" draw:text-style-name="P7" draw:layer="layout" svg:width="7.62cm" svg:height="0.963cm" svg:x="9.89cm" svg:y="2.037cm">
          <draw:text-box>
            <text:p text:style-name="P6"><text:span text:style-name="T5">Tradition</text:span></text:p>
          </draw:text-box>
        </draw:frame>
        <draw:custom-shape draw:style-name="gr22" draw:text-style-name="P5" xml:id="id17" draw:id="id17" draw:layer="layout" svg:width="7.62cm" svg:height="2.54cm" svg:x="9.89cm" svg:y="12.43cm">
          <text:p text:style-name="P4"><text:span text:style-name="T3">Finisher</text:span></text:p>
          <text:p text:style-name="P4"><text:span text:style-name="T4">+25% Surplus Food in each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curve" svg:x1="21.955cm" svg:y1="9.255cm" svg:x2="21.954cm" svg:y2="8.62cm" svg:d="m21955 9255c0-475-1-158-1-635">
          <text:p/>
        </draw:connector>
        <draw:connector draw:style-name="gr24" draw:text-style-name="P1" draw:layer="layout" draw:type="curve" svg:x1="13.7cm" svg:y1="12.43cm" svg:x2="21.954cm" svg:y2="11.795cm" draw:start-shape="id17" draw:end-shape="id18" draw:end-glue-point="6" svg:d="m13700 12430c0-475 8254-158 8254-635">
          <text:p/>
        </draw:connector>
        <draw:connector draw:style-name="gr24" draw:text-style-name="P1" draw:layer="layout" draw:type="curve" svg:x1="13.7cm" svg:y1="12.43cm" svg:x2="5.445cm" svg:y2="11.795cm" draw:start-shape="id17" draw:start-glue-point="4" draw:end-shape="id19" draw:end-glue-point="6" svg:d="m13700 12430c0-475-8255-158-8255-635">
          <text:p/>
        </draw:connector>
        <draw:connector draw:style-name="gr24" draw:text-style-name="P1" draw:layer="layout" draw:type="curve" svg:x1="5.445cm" svg:y1="6.08cm" svg:x2="13.7cm" svg:y2="5.445cm" draw:start-shape="id20" draw:start-glue-point="4" draw:end-shape="id21" draw:end-glue-point="6" svg:d="m5445 6080c0-475 8255-158 8255-635">
          <text:p/>
        </draw:connector>
        <draw:connector draw:style-name="gr24" draw:text-style-name="P1" draw:layer="layout" draw:type="curve" svg:x1="13.7cm" svg:y1="5.445cm" svg:x2="21.953cm" svg:y2="6.08cm" draw:start-shape="id21" draw:start-glue-point="6" draw:end-shape="id22" draw:end-glue-point="4" svg:d="m13700 5445c0 477 8253 160 8253 635">
          <text:p/>
        </draw:connector>
        <draw:connector draw:style-name="gr23" draw:text-style-name="P1" draw:layer="layout" draw:type="curve" svg:x1="5.445cm" svg:y1="8.62cm" svg:x2="5.445cm" svg:y2="9.255cm" draw:start-shape="id20" draw:end-shape="id19" svg:d="m5445 8620v635">
          <text:p/>
        </draw:connector>
        <draw:connector draw:style-name="gr24" draw:text-style-name="P1" draw:layer="layout" draw:type="curve" svg:x1="13.7cm" svg:y1="8.62cm" svg:x2="13.7cm" svg:y2="12.43cm" draw:start-shape="id23" draw:end-shape="id17" svg:d="m13700 8620v3810">
          <text:p/>
        </draw:connector>
        <draw:connector draw:style-name="gr24" draw:text-style-name="P1" draw:layer="layout" draw:type="curve" svg:x1="13.7cm" svg:y1="5.445cm" svg:x2="13.7cm" svg:y2="6.08cm" draw:start-shape="id21" draw:end-shape="id23" svg:d="m13700 5445v635">
          <text:p/>
        </draw:connector>
      </draw:page>
      <draw:page draw:name="page4" draw:style-name="dp1" draw:master-page-name="CivFanatics">
        <draw:custom-shape draw:style-name="gr22" draw:text-style-name="P5" xml:id="id25" draw:id="id25" draw:layer="layout" svg:width="7.62cm" svg:height="2.54cm" svg:x="14.335cm" svg:y="6.08cm">
          <text:p text:style-name="P4"><text:span text:style-name="T3">Citizenship</text:span></text:p>
          <text:p text:style-name="P4"><text:span text:style-name="T4">+25% improvement construction rate.</text:span></text:p>
          <text:p text:style-name="P4"><text:span text:style-name="T4">1 free Worker appears in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30" draw:id="id30" draw:layer="layout" svg:width="7.62cm" svg:height="2.54cm" svg:x="9.888cm" svg:y="9.255cm">
          <text:p text:style-name="P4"><text:span text:style-name="T3">Republic</text:span></text:p>
          <text:p text:style-name="P4"><text:span text:style-name="T4">10 turn Golden Age.</text:span></text:p>
          <text:p text:style-name="P4"><text:span text:style-name="T4">-25% Cost per City of social polic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24" draw:id="id24" draw:layer="layout" svg:width="7.622cm" svg:height="2.54cm" svg:x="18.778cm" svg:y="9.255cm">
          <text:p text:style-name="P4"><text:span text:style-name="T3">Representation</text:span></text:p>
          <text:p text:style-name="P4"><text:span text:style-name="T4">+1 Happiness in Connected cities.</text:span></text:p>
          <text:p text:style-name="P4"><text:span text:style-name="T4">-5% Unhappiness from Population in non-occupied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29" draw:id="id29" draw:layer="layout" svg:width="7.62cm" svg:height="2.445cm" svg:x="9.89cm" svg:y="3cm">
          <text:p text:style-name="P4"><text:span text:style-name="T3">Opener</text:span></text:p>
          <text:p text:style-name="P4"><text:span text:style-name="T4">+1 Culture in every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27" draw:id="id27" draw:layer="layout" svg:width="7.62cm" svg:height="2.54cm" svg:x="1.633cm" svg:y="9.255cm">
          <text:p text:style-name="P4"><text:span text:style-name="T3">Meritocracy</text:span></text:p>
          <text:p text:style-name="P4"><text:span text:style-name="T4">+2 Production in each city.</text:span></text:p>
          <text:p text:style-name="P4"><text:span text:style-name="T4">+2 Production on Defens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28" draw:id="id28" draw:layer="layout" svg:width="7.62cm" svg:height="2.54cm" svg:x="1.635cm" svg:y="6.08cm">
          <text:p text:style-name="P4"><text:span text:style-name="T3">Collective Rule</text:span></text:p>
          <text:p text:style-name="P4"><text:span text:style-name="T4">+50% production for settlers in the Capital.</text:span></text:p>
          <text:p text:style-name="P4"><text:span text:style-name="T4">1 free Settler appears in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7" draw:layer="layout" svg:width="7.62cm" svg:height="0.963cm" svg:x="9.89cm" svg:y="2.037cm">
          <draw:text-box>
            <text:p text:style-name="P6"><text:span text:style-name="T5">Liberty</text:span></text:p>
          </draw:text-box>
        </draw:frame>
        <draw:custom-shape draw:style-name="gr22" draw:text-style-name="P5" xml:id="id26" draw:id="id26" draw:layer="layout" svg:width="7.62cm" svg:height="2.54cm" svg:x="9.89cm" svg:y="13.065cm">
          <text:p text:style-name="P4"><text:span text:style-name="T3">Finisher</text:span></text:p>
          <text:p text:style-name="P4"><text:span text:style-name="T4">1 free Defense Building in current and future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curve" svg:x1="22.589cm" svg:y1="9.255cm" svg:x2="18.145cm" svg:y2="8.62cm" draw:start-shape="id24" draw:start-glue-point="4" draw:end-shape="id25" svg:d="m22589 9255c0-475-4444-158-4444-635">
          <text:p/>
        </draw:connector>
        <draw:connector draw:style-name="gr25" draw:text-style-name="P1" draw:layer="layout" draw:type="curve" svg:x1="13.7cm" svg:y1="13.065cm" svg:x2="22.589cm" svg:y2="11.795cm" draw:start-shape="id26" draw:end-shape="id24" draw:end-glue-point="6" svg:d="m13700 13065c0-951 8889-316 8889-1270">
          <text:p/>
        </draw:connector>
        <draw:connector draw:style-name="gr25" draw:text-style-name="P1" draw:layer="layout" draw:type="curve" svg:x1="13.7cm" svg:y1="13.065cm" svg:x2="5.443cm" svg:y2="11.795cm" draw:start-shape="id26" draw:start-glue-point="4" draw:end-shape="id27" draw:end-glue-point="6" svg:d="m13700 13065c0-951-8257-316-8257-1270">
          <text:p/>
        </draw:connector>
        <draw:connector draw:style-name="gr25" draw:text-style-name="P1" draw:layer="layout" draw:type="curve" svg:x1="5.445cm" svg:y1="6.08cm" svg:x2="13.7cm" svg:y2="5.445cm" draw:start-shape="id28" draw:start-glue-point="4" draw:end-shape="id29" draw:end-glue-point="6" svg:d="m5445 6080c0-475 8255-158 8255-635">
          <text:p/>
        </draw:connector>
        <draw:connector draw:style-name="gr25" draw:text-style-name="P1" draw:layer="layout" draw:type="curve" svg:x1="13.7cm" svg:y1="5.445cm" svg:x2="18.145cm" svg:y2="6.08cm" draw:start-shape="id29" draw:start-glue-point="6" draw:end-shape="id25" draw:end-glue-point="4" svg:d="m13700 5445c0 477 4445 160 4445 635">
          <text:p/>
        </draw:connector>
        <draw:connector draw:style-name="gr23" draw:text-style-name="P1" draw:layer="layout" draw:type="curve" svg:x1="5.445cm" svg:y1="8.62cm" svg:x2="5.443cm" svg:y2="9.255cm" draw:start-shape="id28" draw:end-shape="id27" svg:d="m5445 8620c0 477-2 160-2 635">
          <text:p/>
        </draw:connector>
        <draw:connector draw:style-name="gr23" draw:text-style-name="P1" draw:layer="layout" draw:type="curve" svg:x1="13.698cm" svg:y1="9.255cm" svg:x2="18.145cm" svg:y2="8.62cm" draw:start-shape="id30" draw:start-glue-point="4" draw:end-shape="id25" svg:d="m13698 9255c0-475 4447-158 4447-635">
          <text:p/>
        </draw:connector>
        <draw:connector draw:style-name="gr25" draw:text-style-name="P1" draw:layer="layout" draw:type="curve" svg:x1="13.698cm" svg:y1="11.795cm" svg:x2="13.7cm" svg:y2="13.065cm" draw:start-shape="id30" draw:end-shape="id26" svg:d="m13698 11795c0 954 2 319 2 1270">
          <text:p/>
        </draw:connector>
      </draw:page>
      <draw:page draw:name="page5" draw:style-name="dp1" draw:master-page-name="CivFanatics">
        <draw:custom-shape draw:style-name="gr22" draw:text-style-name="P5" xml:id="id32" draw:id="id32" draw:layer="layout" svg:width="7.62cm" svg:height="2.54cm" svg:x="9.89cm" svg:y="7.35cm">
          <text:p text:style-name="P4"><text:span text:style-name="T3">Military Tradition</text:span></text:p>
          <text:p text:style-name="P4"><text:span text:style-name="T4">+20% Production for military units and buildings (defense, experience, and training)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31" draw:id="id31" draw:layer="layout" svg:width="7.62cm" svg:height="2.54cm" svg:x="9.89cm" svg:y="10.525cm">
          <text:p text:style-name="P4"><text:span text:style-name="T3">Military Caste</text:span></text:p>
          <text:p text:style-name="P4"><text:span text:style-name="T4">+2 Culture and +1 Happiness for each city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34" draw:id="id34" draw:layer="layout" svg:width="7.622cm" svg:height="2.54cm" svg:x="9.89cm" svg:y="13.7cm">
          <text:p text:style-name="P4"><text:span text:style-name="T3">Professional Army</text:span></text:p>
          <text:p text:style-name="P4"><text:span text:style-name="T4">-33% Upgrade cost for units.</text:span></text:p>
          <text:p text:style-name="P4"><text:span text:style-name="T4">Your army salvages Gold from the equipment of each enemy unit killed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37" draw:id="id37" draw:layer="layout" svg:width="7.62cm" svg:height="3.81cm" svg:x="9.89cm" svg:y="3cm">
          <text:p text:style-name="P4"><text:span text:style-name="T3">Opener</text:span></text:p>
          <text:p text:style-name="P4"><text:span text:style-name="T4">+25% strength against barbarians.</text:span></text:p>
          <text:p text:style-name="P4"><text:span text:style-name="T4">Reveals barbarian camps as they spawn in explored territory.</text:span></text:p>
          <text:p text:style-name="P4"><text:span text:style-name="T4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35" draw:id="id35" draw:layer="layout" svg:width="7.62cm" svg:height="2.54cm" svg:x="18.145cm" svg:y="7.35cm">
          <text:p text:style-name="P4"><text:span text:style-name="T3">Discipline</text:span></text:p>
          <text:p text:style-name="P4"><text:span text:style-name="T4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36" draw:id="id36" draw:layer="layout" svg:width="7.62cm" svg:height="2.54cm" svg:x="1.635cm" svg:y="7.35cm">
          <text:p text:style-name="P4"><text:span text:style-name="T3">Warrior Code</text:span></text:p>
          <text:p text:style-name="P4"><text:span text:style-name="T4">+1 Movement for Great Generals, and a Great General appears at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7" draw:layer="layout" svg:width="7.62cm" svg:height="0.963cm" svg:x="9.89cm" svg:y="2.037cm">
          <draw:text-box>
            <text:p text:style-name="P6"><text:span text:style-name="T5">Honor</text:span></text:p>
          </draw:text-box>
        </draw:frame>
        <draw:custom-shape draw:style-name="gr22" draw:text-style-name="P5" xml:id="id33" draw:id="id33" draw:layer="layout" svg:width="7.62cm" svg:height="2.54cm" svg:x="9.89cm" svg:y="16.875cm">
          <text:p text:style-name="P4"><text:span text:style-name="T3">Finisher</text:span></text:p>
          <text:p text:style-name="P4"><text:span text:style-name="T4">+2 Culture and +1 Happiness for Colosseu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draw:type="curve" svg:x1="13.7cm" svg:y1="10.525cm" svg:x2="13.7cm" svg:y2="9.89cm" draw:start-shape="id31" draw:end-shape="id32" svg:d="m13700 10525v-635">
          <text:p/>
        </draw:connector>
        <draw:connector draw:style-name="gr25" draw:text-style-name="P1" draw:layer="layout" draw:type="curve" svg:x1="13.7cm" svg:y1="16.875cm" svg:x2="13.701cm" svg:y2="16.24cm" draw:start-shape="id33" draw:end-shape="id34" draw:end-glue-point="6" svg:d="m13700 16875c0-475 1-158 1-635">
          <text:p/>
        </draw:connector>
        <draw:connector draw:style-name="gr25" draw:text-style-name="P1" draw:layer="layout" draw:type="curve" svg:x1="13.7cm" svg:y1="16.875cm" svg:x2="21.955cm" svg:y2="9.89cm" draw:start-shape="id33" draw:start-glue-point="4" draw:end-shape="id35" draw:end-glue-point="6" svg:d="m13700 16875c0-5238 8255-1746 8255-6985">
          <text:p/>
        </draw:connector>
        <draw:connector draw:style-name="gr25" draw:text-style-name="P1" draw:layer="layout" draw:type="curve" svg:x1="5.445cm" svg:y1="7.35cm" svg:x2="13.7cm" svg:y2="6.81cm" draw:start-shape="id36" draw:start-glue-point="4" draw:end-shape="id37" draw:end-glue-point="6" svg:d="m5445 7350c0-403 8255-134 8255-540">
          <text:p/>
        </draw:connector>
        <draw:connector draw:style-name="gr24" draw:text-style-name="P1" draw:layer="layout" draw:type="curve" svg:x1="13.7cm" svg:y1="6.81cm" svg:x2="13.7cm" svg:y2="7.35cm" draw:start-shape="id37" draw:start-glue-point="6" draw:end-shape="id32" draw:end-glue-point="4" svg:d="m13700 6810v540">
          <text:p/>
        </draw:connector>
        <draw:connector draw:style-name="gr27" draw:text-style-name="P1" draw:layer="layout" draw:type="curve" svg:x1="13.7cm" svg:y1="10.525cm" svg:x2="13.7cm" svg:y2="9.89cm" draw:start-shape="id31" draw:start-glue-point="4" draw:end-shape="id32" svg:d="m13700 10525v-635">
          <text:p/>
        </draw:connector>
        <draw:connector draw:style-name="gr25" draw:text-style-name="P1" draw:layer="layout" draw:type="curve" svg:x1="13.701cm" svg:y1="16.876cm" svg:x2="5.445cm" svg:y2="9.89cm" draw:end-shape="id36" draw:end-glue-point="6" svg:d="m13701 16876c0-5047-8256-1555-8256-6986">
          <text:p/>
        </draw:connector>
        <draw:connector draw:style-name="gr27" draw:text-style-name="P1" draw:layer="layout" draw:type="curve" svg:x1="13.701cm" svg:y1="13.7cm" svg:x2="13.7cm" svg:y2="13.065cm" draw:start-shape="id34" draw:start-glue-point="4" draw:end-shape="id31" svg:d="m13701 13700c0-475-1-158-1-635">
          <text:p/>
        </draw:connector>
        <draw:connector draw:style-name="gr25" draw:text-style-name="P1" draw:layer="layout" draw:type="curve" svg:x1="13.7cm" svg:y1="6.81cm" svg:x2="21.955cm" svg:y2="7.35cm" draw:start-shape="id37" draw:end-shape="id35" draw:end-glue-point="4" svg:d="m13700 6810c0 406 8255 137 8255 540">
          <text:p/>
        </draw:connector>
        <draw:connector draw:style-name="gr24" draw:text-style-name="P1" draw:layer="layout" draw:type="curve" svg:x1="13.7cm" svg:y1="6.81cm" svg:x2="13.7cm" svg:y2="7.35cm" svg:d="m13700 6810v540">
          <text:p/>
        </draw:connector>
        <draw:connector draw:style-name="gr24" draw:text-style-name="P1" draw:layer="layout" draw:type="curve" svg:x1="13.7cm" svg:y1="6.81cm" svg:x2="13.7cm" svg:y2="7.35cm" svg:d="m13700 6810v540">
          <text:p/>
        </draw:connector>
        <draw:connector draw:style-name="gr24" draw:text-style-name="P1" draw:layer="layout" draw:type="curve" svg:x1="13.7cm" svg:y1="6.81cm" svg:x2="13.7cm" svg:y2="7.35cm" svg:d="m13700 6810v540">
          <text:p/>
        </draw:connector>
        <draw:connector draw:style-name="gr24" draw:text-style-name="P1" draw:layer="layout" draw:type="curve" svg:x1="13.7cm" svg:y1="6.81cm" svg:x2="13.7cm" svg:y2="7.35cm" svg:d="m13700 6810v540">
          <text:p/>
        </draw:connector>
        <draw:connector draw:style-name="gr25" draw:text-style-name="P1" draw:layer="layout" draw:type="curve" svg:x1="13.7cm" svg:y1="6.81cm" svg:x2="13.7cm" svg:y2="7.35cm" svg:d="m13700 6810v540">
          <text:p/>
        </draw:connector>
      </draw:page>
      <draw:page draw:name="page6" draw:style-name="dp1" draw:master-page-name="CivFanatics">
        <draw:custom-shape draw:style-name="gr22" draw:text-style-name="P5" xml:id="id39" draw:id="id39" draw:layer="layout" svg:width="7.62cm" svg:height="2.54cm" svg:x="14.335cm" svg:y="6.08cm">
          <text:p text:style-name="P4"><text:span text:style-name="T3">Mandate of Heaven</text:span></text:p>
          <text:p text:style-name="P4"><text:span text:style-name="T4">+1 happy on cultur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44" draw:id="id44" draw:layer="layout" svg:width="7.62cm" svg:height="2.54cm" svg:x="9.89cm" svg:y="9.255cm">
          <text:p text:style-name="P4"><text:span text:style-name="T3">Reformation</text:span></text:p>
          <text:p text:style-name="P4"><text:span text:style-name="T4">10 turn golden age.</text:span></text:p>
          <text:p text:style-name="P4"><text:span text:style-name="T4">-25% golden age co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38" draw:id="id38" draw:layer="layout" svg:width="7.622cm" svg:height="2.54cm" svg:x="14.335cm" svg:y="12.43cm">
          <text:p text:style-name="P4"><text:span text:style-name="T3">Free Religion</text:span></text:p>
          <text:p text:style-name="P4"><text:span text:style-name="T4">1 free policy.</text:span></text:p>
          <text:p text:style-name="P4"><text:span text:style-name="T4">+1 Culture for Artists.</text:span></text:p>
          <text:p text:style-name="P4"><text:span text:style-name="T4">+2 Culture on Landmar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43" draw:id="id43" draw:layer="layout" svg:width="7.62cm" svg:height="2.445cm" svg:x="9.89cm" svg:y="3cm">
          <text:p text:style-name="P4"><text:span text:style-name="T3">Opener</text:span></text:p>
          <text:p text:style-name="P4"><text:span text:style-name="T4">+3 pie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41" draw:id="id41" draw:layer="layout" svg:width="7.62cm" svg:height="2.54cm" svg:x="1.635cm" svg:y="9.255cm">
          <text:p text:style-name="P4"><text:span text:style-name="T3">Theocracy</text:span></text:p>
          <text:p text:style-name="P4"><text:span text:style-name="T4">+10% gold on temples.</text:span></text:p>
          <text:p text:style-name="P4"><text:span text:style-name="T4">+10% science on monasteries.</text:span></text:p>
          <text:p text:style-name="P4"><text:span text:style-name="T4">+10% culture from World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42" draw:id="id42" draw:layer="layout" svg:width="7.62cm" svg:height="2.54cm" svg:x="5.445cm" svg:y="6.08cm">
          <text:p text:style-name="P4"><text:span text:style-name="T3">Organized Religion</text:span></text:p>
          <text:p text:style-name="P4"><text:span text:style-name="T4">+1 culture on culture buildings.</text:span></text:p>
          <text:p text:style-name="P4"><text:span text:style-name="T4">Surplus happy converts to cultur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7" draw:layer="layout" svg:width="7.62cm" svg:height="0.963cm" svg:x="9.89cm" svg:y="2.037cm">
          <draw:text-box>
            <text:p text:style-name="P6"><text:span text:style-name="T5">Piety</text:span></text:p>
          </draw:text-box>
        </draw:frame>
        <draw:custom-shape draw:style-name="gr22" draw:text-style-name="P5" xml:id="id40" draw:id="id40" draw:layer="layout" svg:width="7.62cm" svg:height="2.54cm" svg:x="14.335cm" svg:y="15.605cm">
          <text:p text:style-name="P4"><text:span text:style-name="T3">Finisher</text:span></text:p>
          <text:p text:style-name="P4"><text:span text:style-name="T4">-10% policy co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curve" svg:x1="18.146cm" svg:y1="12.43cm" svg:x2="18.145cm" svg:y2="8.62cm" draw:start-shape="id38" draw:start-glue-point="4" draw:end-shape="id39" svg:d="m18146 12430c0-2856-1-951-1-3810">
          <text:p/>
        </draw:connector>
        <draw:connector draw:style-name="gr25" draw:text-style-name="P1" draw:layer="layout" draw:type="curve" svg:x1="18.145cm" svg:y1="15.605cm" svg:x2="18.146cm" svg:y2="14.97cm" draw:start-shape="id40" draw:end-shape="id38" draw:end-glue-point="6" svg:d="m18145 15605c0-475 1-158 1-635">
          <text:p/>
        </draw:connector>
        <draw:connector draw:style-name="gr25" draw:text-style-name="P1" draw:layer="layout" draw:type="curve" svg:x1="18.145cm" svg:y1="15.605cm" svg:x2="5.445cm" svg:y2="11.795cm" draw:start-shape="id40" draw:start-glue-point="4" draw:end-shape="id41" draw:end-glue-point="6" svg:d="m18145 15605c0-2856-12700-951-12700-3810">
          <text:p/>
        </draw:connector>
        <draw:connector draw:style-name="gr25" draw:text-style-name="P1" draw:layer="layout" draw:type="curve" svg:x1="9.255cm" svg:y1="6.08cm" svg:x2="13.7cm" svg:y2="5.445cm" draw:start-shape="id42" draw:start-glue-point="4" draw:end-shape="id43" draw:end-glue-point="6" svg:d="m9255 6080c0-475 4445-158 4445-635">
          <text:p/>
        </draw:connector>
        <draw:connector draw:style-name="gr25" draw:text-style-name="P1" draw:layer="layout" draw:type="curve" svg:x1="13.7cm" svg:y1="5.445cm" svg:x2="18.145cm" svg:y2="6.08cm" draw:start-shape="id43" draw:start-glue-point="6" draw:end-shape="id39" draw:end-glue-point="4" svg:d="m13700 5445c0 477 4445 160 4445 635">
          <text:p/>
        </draw:connector>
        <draw:connector draw:style-name="gr23" draw:text-style-name="P1" draw:layer="layout" draw:type="curve" svg:x1="9.255cm" svg:y1="8.62cm" svg:x2="5.445cm" svg:y2="9.255cm" draw:start-shape="id42" draw:end-shape="id41" svg:d="m9255 8620c0 477-3810 160-3810 635">
          <text:p/>
        </draw:connector>
        <draw:connector draw:style-name="gr23" draw:text-style-name="P1" draw:layer="layout" draw:type="curve" svg:x1="13.7cm" svg:y1="9.255cm" svg:x2="9.255cm" svg:y2="8.62cm" draw:start-shape="id44" draw:start-glue-point="4" draw:end-shape="id42" svg:d="m13700 9255c0-475-4445-158-4445-635">
          <text:p/>
        </draw:connector>
        <draw:connector draw:style-name="gr23" draw:text-style-name="P1" draw:layer="layout" draw:type="curve" svg:x1="18.146cm" svg:y1="12.43cm" svg:x2="13.7cm" svg:y2="11.795cm" draw:start-shape="id38" draw:start-glue-point="4" draw:end-shape="id44" svg:d="m18146 12430c0-475-4446-158-4446-635">
          <text:p/>
        </draw:connector>
      </draw:page>
      <draw:page draw:name="page7" draw:style-name="dp1" draw:master-page-name="CivFanatics">
        <draw:custom-shape draw:style-name="gr22" draw:text-style-name="P5" xml:id="id46" draw:id="id46" draw:layer="layout" svg:width="8.251cm" svg:height="2.54cm" svg:x="4.81cm" svg:y="9.255cm">
          <text:p text:style-name="P4"><text:span text:style-name="T3">Scholasticism</text:span></text:p>
          <text:p text:style-name="P4"><text:span text:style-name="T4">All city-states which are Allies provide a Science bonus equal to 25% of what they produce themselv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49" draw:id="id49" draw:layer="layout" svg:width="8.255cm" svg:height="2.54cm" svg:x="9.255cm" svg:y="2.905cm">
          <text:p text:style-name="P4"><text:span text:style-name="T3">Opener</text:span></text:p>
          <text:p text:style-name="P4"><text:span text:style-name="T4">+20% influence from gifts to City-States.</text:span></text:p>
          <text:p text:style-name="P4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51" draw:id="id51" draw:layer="layout" svg:width="8.255cm" svg:height="2.54cm" svg:x="13.7cm" svg:y="6.08cm">
          <text:p text:style-name="P4"><text:span text:style-name="T3">Aesthetics</text:span></text:p>
          <text:p text:style-name="P4"><text:span text:style-name="T4">20 minimum Influence with City-States.</text:span></text:p>
          <text:p text:style-name="P4"><text:span text:style-name="T4">+20 onetime Influence boo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48" draw:id="id48" draw:layer="layout" svg:width="8.251cm" svg:height="2.54cm" svg:x="4.814cm" svg:y="6.08cm">
          <text:p text:style-name="P4"><text:span text:style-name="T3">Philanthropy</text:span></text:p>
          <text:p text:style-name="P4"><text:span text:style-name="T4">Influence with City-States degrades 25% slower than norm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7" draw:layer="layout" svg:width="6.985cm" svg:height="0.963cm" svg:x="9.89cm" svg:y="2.037cm">
          <draw:text-box>
            <text:p text:style-name="P6"><text:span text:style-name="T5">Patronage</text:span></text:p>
          </draw:text-box>
        </draw:frame>
        <draw:custom-shape draw:style-name="gr22" draw:text-style-name="P5" xml:id="id47" draw:id="id47" draw:layer="layout" svg:width="8.251cm" svg:height="2.54cm" svg:x="9.255cm" svg:y="15.605cm">
          <text:p text:style-name="P4"><text:span text:style-name="T3">Finisher</text:span></text:p>
          <text:p text:style-name="P4"><text:span text:style-name="T4">Other players' Influence with City-States decreases 10% faste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curve" svg:x1="17.827cm" svg:y1="12.43cm" svg:x2="8.935cm" svg:y2="11.795cm" draw:start-shape="id45" draw:start-glue-point="4" draw:end-shape="id46" svg:d="m17827 12430c0-475-8892-158-8892-635">
          <text:p/>
        </draw:connector>
        <draw:connector draw:style-name="gr25" draw:text-style-name="P1" draw:layer="layout" draw:type="curve" svg:x1="13.38cm" svg:y1="15.605cm" svg:x2="17.827cm" svg:y2="14.97cm" draw:start-shape="id47" draw:end-shape="id45" draw:end-glue-point="6" svg:d="m13380 15605c0-475 4447-158 4447-635">
          <text:p/>
        </draw:connector>
        <draw:connector draw:style-name="gr25" draw:text-style-name="P1" draw:layer="layout" draw:type="curve" svg:x1="8.94cm" svg:y1="6.08cm" svg:x2="13.383cm" svg:y2="5.445cm" draw:start-shape="id48" draw:start-glue-point="4" draw:end-shape="id49" draw:end-glue-point="6" svg:d="m8940 6080c0-475 4443-158 4443-635">
          <text:p/>
        </draw:connector>
        <draw:connector draw:style-name="gr23" draw:text-style-name="P1" draw:layer="layout" draw:type="curve" svg:x1="8.936cm" svg:y1="12.43cm" svg:x2="8.935cm" svg:y2="11.795cm" draw:start-shape="id50" draw:start-glue-point="4" draw:end-shape="id46" svg:d="m8936 12430c0-475-1-158-1-635">
          <text:p/>
        </draw:connector>
        <draw:connector draw:style-name="gr25" draw:text-style-name="P1" draw:layer="layout" draw:type="curve" svg:x1="8.935cm" svg:y1="14.97cm" svg:x2="13.381cm" svg:y2="15.605cm" draw:start-shape="id50" draw:end-shape="id47" draw:end-glue-point="4" svg:d="m8935 14970c0 477 4446 160 4446 635">
          <text:p/>
        </draw:connector>
        <draw:custom-shape draw:style-name="gr22" draw:text-style-name="P5" xml:id="id50" draw:id="id50" draw:layer="layout" svg:width="8.251cm" svg:height="2.54cm" svg:x="4.81cm" svg:y="12.43cm">
          <text:p text:style-name="P4"><text:span text:style-name="T3">Free Trade</text:span></text:p>
          <text:p text:style-name="P4"><text:span text:style-name="T4">City-state friends and allies increase Production in your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45" draw:id="id45" draw:layer="layout" svg:width="8.257cm" svg:height="2.54cm" svg:x="13.698cm" svg:y="12.43cm">
          <text:p text:style-name="P4"><text:span text:style-name="T3">Cultural Diplomacy</text:span></text:p>
          <text:p text:style-name="P4"><text:span text:style-name="T4">+2 Happiness for each City-State friend, and +3 Happiness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curve" svg:x1="13.382cm" svg:y1="5.445cm" svg:x2="17.828cm" svg:y2="6.08cm" draw:start-shape="id49" draw:end-shape="id51" draw:end-glue-point="4" svg:d="m13382 5445c0 477 4446 160 4446 635">
          <text:p/>
        </draw:connector>
        <draw:connector draw:style-name="gr23" draw:text-style-name="P1" draw:layer="layout" draw:type="curve" svg:x1="17.826cm" svg:y1="12.43cm" svg:x2="17.827cm" svg:y2="8.62cm" draw:start-shape="id45" draw:end-shape="id51" svg:d="m17826 12430c0-2856 1-951 1-3810">
          <text:p/>
        </draw:connector>
        <draw:connector draw:style-name="gr23" draw:text-style-name="P1" draw:layer="layout" draw:type="curve" svg:x1="8.936cm" svg:y1="9.255cm" svg:x2="8.939cm" svg:y2="8.62cm" draw:start-shape="id46" draw:start-glue-point="4" draw:end-shape="id48" svg:d="m8936 9255c0-475 3-158 3-635">
          <text:p/>
        </draw:connector>
      </draw:page>
      <draw:page draw:name="page8" draw:style-name="dp1" draw:master-page-name="CivFanatics">
        <draw:custom-shape draw:style-name="gr22" draw:text-style-name="P5" xml:id="id53" draw:id="id53" draw:layer="layout" svg:width="7.62cm" svg:height="2.54cm" svg:x="9.89cm" svg:y="6.08cm">
          <text:p text:style-name="P4"><text:span text:style-name="T3">Guilds</text:span></text:p>
          <text:p text:style-name="P4"><text:span text:style-name="T4">-50% Cost for roads and railroads.</text:span></text:p>
          <text:p text:style-name="P4"><text:span text:style-name="T4">1 Great Merchant appears in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56" draw:id="id56" draw:layer="layout" svg:width="7.62cm" svg:height="2.54cm" svg:x="9.89cm" svg:y="2.905cm">
          <text:p text:style-name="P4"><text:span text:style-name="T3">Opener</text:span></text:p>
          <text:p text:style-name="P4"><text:span text:style-name="T4">+10% Gold income, and non-combat units move +1 faste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58" draw:id="id58" draw:layer="layout" svg:width="7.62cm" svg:height="2.54cm" svg:x="18.145cm" svg:y="6.08cm">
          <text:p text:style-name="P4"><text:span text:style-name="T3">Mercantilism</text:span></text:p>
          <text:p text:style-name="P4"><text:span text:style-name="T4">+1 Gold for Merchants.</text:span></text:p>
          <text:p text:style-name="P4"><text:span text:style-name="T4">+2 Gold on Customs Hous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55" draw:id="id55" draw:layer="layout" svg:width="7.62cm" svg:height="2.54cm" svg:x="1.635cm" svg:y="6.08cm">
          <text:p text:style-name="P4"><text:span text:style-name="T3">Patent Law</text:span></text:p>
          <text:p text:style-name="P4"><text:span text:style-name="T4">+1 Gold on Trading Posts.</text:span></text:p>
          <text:p text:style-name="P4"><text:span text:style-name="T4">+2 Gold on Fishing Boa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7" draw:layer="layout" svg:width="7.62cm" svg:height="0.963cm" svg:x="9.89cm" svg:y="1.942cm">
          <draw:text-box>
            <text:p text:style-name="P6"><text:span text:style-name="T5">Commerce</text:span></text:p>
          </draw:text-box>
        </draw:frame>
        <draw:custom-shape draw:style-name="gr22" draw:text-style-name="P5" xml:id="id54" draw:id="id54" draw:layer="layout" svg:width="7.62cm" svg:height="2.54cm" svg:x="9.89cm" svg:y="12.43cm">
          <text:p text:style-name="P4"><text:span text:style-name="T3">Finisher</text:span></text:p>
          <text:p text:style-name="P4"><text:span text:style-name="T4">+1 Happiness from each Luxury resource, including surplus cop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draw:type="curve" svg:x1="18.146cm" svg:y1="9.255cm" svg:x2="13.7cm" svg:y2="8.62cm" draw:start-shape="id52" draw:start-glue-point="4" draw:end-shape="id53" svg:d="m18146 9255c0-475-4446-158-4446-635">
          <text:p/>
        </draw:connector>
        <draw:connector draw:style-name="gr25" draw:text-style-name="P1" draw:layer="layout" draw:type="curve" svg:x1="13.7cm" svg:y1="12.43cm" svg:x2="18.146cm" svg:y2="11.795cm" draw:start-shape="id54" draw:end-shape="id52" draw:end-glue-point="6" svg:d="m13700 12430c0-475 4446-158 4446-635">
          <text:p/>
        </draw:connector>
        <draw:connector draw:style-name="gr25" draw:text-style-name="P1" draw:layer="layout" draw:type="curve" svg:x1="9.89cm" svg:y1="13.7cm" svg:x2="5.445cm" svg:y2="8.62cm" draw:start-shape="id54" draw:start-glue-point="5" draw:end-shape="id55" draw:end-glue-point="6" svg:d="m9890 13700c-2964 0-4445-1693-4445-5080">
          <text:p/>
        </draw:connector>
        <draw:connector draw:style-name="gr25" draw:text-style-name="P1" draw:layer="layout" draw:type="curve" svg:x1="5.445cm" svg:y1="6.08cm" svg:x2="13.7cm" svg:y2="5.445cm" draw:start-shape="id55" draw:start-glue-point="4" draw:end-shape="id56" draw:end-glue-point="6" svg:d="m5445 6080c0-475 8255-158 8255-635">
          <text:p/>
        </draw:connector>
        <draw:connector draw:style-name="gr25" draw:text-style-name="P1" draw:layer="layout" draw:type="curve" svg:x1="13.7cm" svg:y1="5.445cm" svg:x2="13.7cm" svg:y2="6.08cm" draw:start-shape="id56" draw:start-glue-point="6" draw:end-shape="id53" draw:end-glue-point="4" svg:d="m13700 5445v635">
          <text:p/>
        </draw:connector>
        <draw:connector draw:style-name="gr28" draw:text-style-name="P1" draw:layer="layout" draw:type="curve" svg:x1="9.255cm" svg:y1="9.255cm" svg:x2="13.7cm" svg:y2="8.62cm" draw:start-shape="id57" draw:start-glue-point="4" draw:end-shape="id53" svg:d="m9255 9255c0-475 4445-158 4445-635">
          <text:p/>
        </draw:connector>
        <draw:connector draw:style-name="gr25" draw:text-style-name="P1" draw:layer="layout" draw:type="curve" svg:x1="9.255cm" svg:y1="11.795cm" svg:x2="13.7cm" svg:y2="12.43cm" draw:start-shape="id57" draw:end-shape="id54" draw:end-glue-point="4" svg:d="m9255 11795c0 477 4445 160 4445 635">
          <text:p/>
        </draw:connector>
        <draw:connector draw:style-name="gr25" draw:text-style-name="P1" draw:layer="layout" draw:type="curve" svg:x1="17.51cm" svg:y1="13.7cm" svg:x2="21.955cm" svg:y2="8.62cm" draw:start-shape="id54" draw:start-glue-point="7" draw:end-shape="id58" draw:end-glue-point="6" svg:d="m17510 13700c2964 0 4445-1693 4445-5080">
          <text:p/>
        </draw:connector>
        <draw:custom-shape draw:style-name="gr22" draw:text-style-name="P5" xml:id="id57" draw:id="id57" draw:layer="layout" svg:width="7.62cm" svg:height="2.54cm" svg:x="5.445cm" svg:y="9.255cm">
          <text:p text:style-name="P4"><text:span text:style-name="T3">Merchant Navy</text:span></text:p>
          <text:p text:style-name="P4"><text:span text:style-name="T4">+1 Moves and +1 Sight for ships.</text:span></text:p>
          <text:p text:style-name="P4"><text:span text:style-name="T4">+2 Production for Coastal Cities.</text:span></text:p>
          <text:p text:style-name="P4"><text:span text:style-name="T4">+2 Production for Naval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52" draw:id="id52" draw:layer="layout" svg:width="7.622cm" svg:height="2.54cm" svg:x="14.335cm" svg:y="9.255cm">
          <text:p text:style-name="P4"><text:span text:style-name="T3">Protectionism</text:span></text:p>
          <text:p text:style-name="P4"><text:span text:style-name="T4">-20% Purchase cost for units and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curve" svg:x1="13.7cm" svg:y1="5.445cm" svg:x2="21.955cm" svg:y2="6.08cm" draw:start-shape="id56" draw:end-shape="id58" draw:end-glue-point="4" svg:d="m13700 5445c0 477 8255 160 8255 635">
          <text:p/>
        </draw:connector>
      </draw:page>
      <draw:page draw:name="page9" draw:style-name="dp1" draw:master-page-name="CivFanatics">
        <draw:custom-shape draw:style-name="gr22" draw:text-style-name="P5" xml:id="id64" draw:id="id64" draw:layer="layout" svg:width="7.62cm" svg:height="2.54cm" svg:x="9.89cm" svg:y="6.08cm">
          <text:p text:style-name="P4"><text:span text:style-name="T3">Sovereignty</text:span></text:p>
          <text:p text:style-name="P4"><text:span text:style-name="T4">+2 Gold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63" draw:id="id63" draw:layer="layout" svg:width="7.62cm" svg:height="2.54cm" svg:x="9.89cm" svg:y="2.905cm">
          <text:p text:style-name="P4"><text:span text:style-name="T3">Opener</text:span></text:p>
          <text:p text:style-name="P4"><text:span text:style-name="T4">1 free Great Scientist appears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65" draw:id="id65" draw:layer="layout" svg:width="7.62cm" svg:height="2.54cm" svg:x="18.145cm" svg:y="6.08cm">
          <text:p text:style-name="P4"><text:span text:style-name="T3">Secularism</text:span></text:p>
          <text:p text:style-name="P4"><text:span text:style-name="T4">+1 Science on Scientists.</text:span></text:p>
          <text:p text:style-name="P4"><text:span text:style-name="T4">+2 Science on Academ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62" draw:id="id62" draw:layer="layout" svg:width="7.62cm" svg:height="2.54cm" svg:x="1.635cm" svg:y="6.08cm">
          <text:p text:style-name="P4"><text:span text:style-name="T3">Free Thought</text:span></text:p>
          <text:p text:style-name="P4"><text:span text:style-name="T4">+1 Science on Trading Posts.</text:span></text:p>
          <text:p text:style-name="P4"><text:span text:style-name="T4">+17% Science on Univers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7" draw:layer="layout" svg:width="7.62cm" svg:height="0.963cm" svg:x="9.89cm" svg:y="2.037cm">
          <draw:text-box>
            <text:p text:style-name="P6"><text:span text:style-name="T6">Rationalism</text:span></text:p>
          </draw:text-box>
        </draw:frame>
        <draw:custom-shape draw:style-name="gr22" draw:text-style-name="P5" xml:id="id61" draw:id="id61" draw:layer="layout" svg:width="7.62cm" svg:height="2.54cm" svg:x="9.89cm" svg:y="15.605cm">
          <text:p text:style-name="P4"><text:span text:style-name="T3">Finisher</text:span></text:p>
          <text:p text:style-name="P4"><text:span text:style-name="T4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draw:type="curve" svg:x1="13.701cm" svg:y1="12.43cm" svg:x2="13.7cm" svg:y2="11.795cm" draw:start-shape="id59" draw:start-glue-point="4" draw:end-shape="id60" svg:d="m13701 12430c0-475-1-158-1-635">
          <text:p/>
        </draw:connector>
        <draw:connector draw:style-name="gr24" draw:text-style-name="P1" draw:layer="layout" draw:type="curve" svg:x1="13.7cm" svg:y1="15.605cm" svg:x2="13.701cm" svg:y2="14.97cm" draw:start-shape="id61" draw:end-shape="id59" draw:end-glue-point="6" svg:d="m13700 15605c0-475 1-158 1-635">
          <text:p/>
        </draw:connector>
        <draw:connector draw:style-name="gr25" draw:text-style-name="P1" draw:layer="layout" draw:type="curve" svg:x1="13.7cm" svg:y1="15.605cm" svg:x2="5.445cm" svg:y2="8.62cm" draw:start-shape="id61" draw:end-shape="id62" draw:end-glue-point="6" svg:d="m13700 15605c0-5238-8255-1746-8255-6985">
          <text:p/>
        </draw:connector>
        <draw:connector draw:style-name="gr25" draw:text-style-name="P1" draw:layer="layout" draw:type="curve" svg:x1="5.445cm" svg:y1="6.08cm" svg:x2="13.7cm" svg:y2="5.445cm" draw:start-shape="id62" draw:start-glue-point="4" draw:end-shape="id63" draw:end-glue-point="6" svg:d="m5445 6080c0-475 8255-158 8255-635">
          <text:p/>
        </draw:connector>
        <draw:connector draw:style-name="gr25" draw:text-style-name="P1" draw:layer="layout" draw:type="curve" svg:x1="13.7cm" svg:y1="5.445cm" svg:x2="13.7cm" svg:y2="6.08cm" draw:start-shape="id63" draw:start-glue-point="6" draw:end-shape="id64" draw:end-glue-point="4" svg:d="m13700 5445v635">
          <text:p/>
        </draw:connector>
        <draw:connector draw:style-name="gr28" draw:text-style-name="P1" draw:layer="layout" draw:type="curve" svg:x1="13.7cm" svg:y1="9.255cm" svg:x2="13.7cm" svg:y2="8.62cm" draw:start-shape="id60" draw:start-glue-point="4" draw:end-shape="id64" svg:d="m13700 9255v-635">
          <text:p/>
        </draw:connector>
        <draw:connector draw:style-name="gr25" draw:text-style-name="P1" draw:layer="layout" draw:type="curve" svg:x1="13.701cm" svg:y1="14.97cm" svg:x2="13.7cm" svg:y2="15.605cm" draw:start-shape="id59" draw:start-glue-point="6" draw:end-shape="id61" draw:end-glue-point="4" svg:d="m13701 14970c0 477-1 160-1 635">
          <text:p/>
        </draw:connector>
        <draw:connector draw:style-name="gr25" draw:text-style-name="P1" draw:layer="layout" draw:type="curve" svg:x1="13.7cm" svg:y1="15.605cm" svg:x2="21.955cm" svg:y2="8.62cm" draw:start-shape="id61" draw:end-shape="id65" draw:end-glue-point="6" svg:d="m13700 15605c0-5238 8255-1746 8255-6985">
          <text:p/>
        </draw:connector>
        <draw:custom-shape draw:style-name="gr22" draw:text-style-name="P5" xml:id="id60" draw:id="id60" draw:layer="layout" svg:width="7.62cm" svg:height="2.54cm" svg:x="9.89cm" svg:y="9.255cm">
          <text:p text:style-name="P4"><text:span text:style-name="T3"><text:s/></text:span><text:span text:style-name="T3">Scientific Revolution</text:span></text:p>
          <text:p text:style-name="P4"><text:span text:style-name="T4">+15% Science while empire is happ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5" xml:id="id59" draw:id="id59" draw:layer="layout" svg:width="7.622cm" svg:height="2.54cm" svg:x="9.89cm" svg:y="12.43cm">
          <text:p text:style-name="P4"><text:span text:style-name="T3">Humanism</text:span></text:p>
          <text:p text:style-name="P4"><text:span text:style-name="T4">+1 Happiness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curve" svg:x1="13.7cm" svg:y1="5.445cm" svg:x2="21.955cm" svg:y2="6.08cm" draw:start-shape="id63" draw:end-shape="id65" draw:end-glue-point="4" svg:d="m13700 5445c0 477 8255 160 8255 635">
          <text:p/>
        </draw:connector>
      </draw:page>
      <draw:page draw:name="page10" draw:style-name="dp1" draw:master-page-name="CivFanatics">
        <draw:custom-shape draw:style-name="gr29" draw:text-style-name="P9" xml:id="id67" draw:id="id67" draw:layer="layout" svg:width="7.62cm" svg:height="2.54cm" svg:x="9.89cm" svg:y="6.08cm">
          <text:p text:style-name="P8"><text:span text:style-name="T7">Constitution</text:span></text:p>
          <text:p text:style-name="P8"><text:span text:style-name="T8">+20% specialist building constr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72" draw:id="id72" draw:layer="layout" svg:width="7.62cm" svg:height="2.54cm" svg:x="9.89cm" svg:y="2.905cm">
          <text:p text:style-name="P8"><text:span text:style-name="T7">Opener</text:span></text:p>
          <text:p text:style-name="P8"><text:span text:style-name="T8">+2 Food and +10% strength for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11" xml:id="id69" draw:id="id69" draw:layer="layout" svg:width="7.62cm" svg:height="2.54cm" svg:x="9.89cm" svg:y="9.255cm">
          <text:p text:style-name="P10"><text:span text:style-name="T7">Human Rights</text:span></text:p>
          <text:p text:style-name="P8"><text:span text:style-name="T9">+1 Food on Far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71" draw:id="id71" draw:layer="layout" svg:width="7.62cm" svg:height="2.54cm" svg:x="1.635cm" svg:y="6.08cm">
          <text:p text:style-name="P8"><text:span text:style-name="T7">Educated Elite</text:span></text:p>
          <text:p text:style-name="P8"><text:span text:style-name="T8">Citystate friends and allies gift great peop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13" draw:layer="layout" svg:width="7.62cm" svg:height="0.963cm" svg:x="9.89cm" svg:y="1.942cm">
          <draw:text-box>
            <text:p text:style-name="P12">Freedom</text:p>
          </draw:text-box>
        </draw:frame>
        <draw:custom-shape draw:style-name="gr29" draw:text-style-name="P9" xml:id="id68" draw:id="id68" draw:layer="layout" svg:width="7.62cm" svg:height="2.54cm" svg:x="9.89cm" svg:y="12.43cm">
          <text:p text:style-name="P8"><text:span text:style-name="T7">Finisher</text:span></text:p>
          <text:p text:style-name="P8"><text:span text:style-name="T8">+50% Gold from domestic trad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4" draw:layer="layout" draw:type="curve" svg:x1="5.446cm" svg:y1="9.255cm" svg:x2="13.7cm" svg:y2="8.62cm" draw:start-shape="id66" draw:start-glue-point="4" draw:end-shape="id67" svg:d="m5446 9255c0-475 8254-158 8254-635">
          <text:p/>
        </draw:connector>
        <draw:connector draw:style-name="gr24" draw:text-style-name="P1" draw:layer="layout" draw:type="curve" svg:x1="13.7cm" svg:y1="12.43cm" svg:x2="13.7cm" svg:y2="11.795cm" draw:start-shape="id68" draw:end-shape="id69" svg:d="m13700 12430v-635">
          <text:p/>
        </draw:connector>
        <draw:connector draw:style-name="gr24" draw:text-style-name="P1" draw:layer="layout" draw:type="curve" svg:x1="13.7cm" svg:y1="12.43cm" svg:x2="21.955cm" svg:y2="11.795cm" draw:start-shape="id68" draw:end-shape="id70" draw:end-glue-point="6" svg:d="m13700 12430c0-475 8255-158 8255-635">
          <text:p/>
        </draw:connector>
        <draw:connector draw:style-name="gr24" draw:text-style-name="P1" draw:layer="layout" draw:type="curve" svg:x1="5.445cm" svg:y1="6.08cm" svg:x2="13.7cm" svg:y2="5.445cm" draw:start-shape="id71" draw:start-glue-point="4" draw:end-shape="id72" draw:end-glue-point="6" svg:d="m5445 6080c0-475 8255-158 8255-635">
          <text:p/>
        </draw:connector>
        <draw:connector draw:style-name="gr24" draw:text-style-name="P1" draw:layer="layout" draw:type="curve" svg:x1="13.7cm" svg:y1="5.445cm" svg:x2="13.7cm" svg:y2="6.08cm" draw:start-shape="id72" draw:start-glue-point="6" draw:end-shape="id67" draw:end-glue-point="4" svg:d="m13700 5445v635">
          <text:p/>
        </draw:connector>
        <draw:connector draw:style-name="gr30" draw:text-style-name="P14" draw:layer="layout" draw:type="curve" svg:x1="21.955cm" svg:y1="9.255cm" svg:x2="13.7cm" svg:y2="8.62cm" draw:start-shape="id70" draw:start-glue-point="4" draw:end-shape="id67" svg:d="m21955 9255c0-475-8255-158-8255-635">
          <text:p/>
        </draw:connector>
        <draw:custom-shape draw:style-name="gr29" draw:text-style-name="P9" xml:id="id70" draw:id="id70" draw:layer="layout" svg:width="7.62cm" svg:height="2.54cm" svg:x="18.145cm" svg:y="9.255cm">
          <text:p text:style-name="P8"><text:span text:style-name="T7">Libertarianism</text:span></text:p>
          <text:p text:style-name="P8"><text:span text:style-name="T9">-0.5 Food consumed by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66" draw:id="id66" draw:layer="layout" svg:width="7.622cm" svg:height="2.54cm" svg:x="1.635cm" svg:y="9.255cm">
          <text:p text:style-name="P8"><text:span text:style-name="T7">Democracy</text:span></text:p>
          <text:p text:style-name="P15"><text:span text:style-name="T9">+50% Great Person rate.</text:span></text:p>
          <text:p text:style-name="P15"><text:span text:style-name="T8">+1 free great person of choi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4" draw:layer="layout" draw:type="curve" svg:x1="13.7cm" svg:y1="9.255cm" svg:x2="13.7cm" svg:y2="8.62cm" draw:start-shape="id69" draw:start-glue-point="4" draw:end-shape="id67" draw:end-glue-point="6" svg:d="m13700 9255v-635">
          <text:p/>
        </draw:connector>
        <draw:connector draw:style-name="gr24" draw:text-style-name="P1" draw:layer="layout" draw:type="curve" svg:x1="13.7cm" svg:y1="12.43cm" svg:x2="5.446cm" svg:y2="11.795cm" draw:start-shape="id68" draw:start-glue-point="4" draw:end-shape="id66" svg:d="m13700 12430c0-475-8254-158-8254-635">
          <text:p/>
        </draw:connector>
        <draw:frame draw:style-name="gr31" draw:text-style-name="P16" draw:layer="layout" svg:width="7.62cm" svg:height="2.54cm" svg:x="18.145cm" svg:y="2.905cm">
          <draw:text-box>
            <text:p text:style-name="P16">Freedom supports <text:line-break/>large cities.</text:p>
          </draw:text-box>
        </draw:frame>
      </draw:page>
      <draw:page draw:name="page11" draw:style-name="dp1" draw:master-page-name="CivFanatics">
        <draw:custom-shape draw:style-name="gr29" draw:text-style-name="P9" xml:id="id74" draw:id="id74" draw:layer="layout" svg:width="7.62cm" svg:height="2.54cm" svg:x="14.335cm" svg:y="6.08cm">
          <text:p text:style-name="P8"><text:span text:style-name="T7">Militarism</text:span><text:span text:style-name="T8"><text:line-break/></text:span><text:span text:style-name="T8">+30 xp for current and future units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9" draw:text-style-name="P9" xml:id="id78" draw:id="id78" draw:layer="layout" svg:width="7.62cm" svg:height="2.54cm" svg:x="9.89cm" svg:y="2.905cm">
          <text:p text:style-name="P8"><text:span text:style-name="T7">Opener</text:span></text:p>
          <text:p text:style-name="P8"><text:span text:style-name="T10">-</text:span><text:span text:style-name="T8">1 Anger in each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79" draw:id="id79" draw:layer="layout" svg:width="7.62cm" svg:height="2.54cm" svg:x="1.635cm" svg:y="9.255cm">
          <text:p text:style-name="P8"><text:span text:style-name="T7">Fascism</text:span></text:p>
          <text:p text:style-name="P8"><text:span text:style-name="T11">-</text:span><text:span text:style-name="T9">3 Anger from Courthouses.</text:span></text:p>
          <text:p text:style-name="P8"><text:span text:style-name="T9">+100% Production in cities building Courthouses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9" draw:text-style-name="P9" xml:id="id77" draw:id="id77" draw:layer="layout" svg:width="7.62cm" svg:height="2.54cm" svg:x="1.635cm" svg:y="6.08cm">
          <text:p text:style-name="P8"><text:span text:style-name="T7">Nationalism</text:span><text:span text:style-name="T7"><text:line-break/></text:span><text:span text:style-name="T11">-</text:span><text:span text:style-name="T9">0.5 Anger</text:span><text:span text:style-name="T9"> per specialist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20" draw:text-style-name="P13" draw:layer="layout" svg:width="7.62cm" svg:height="0.963cm" svg:x="9.89cm" svg:y="2.037cm">
          <draw:text-box>
            <text:p text:style-name="P12">Autocracy</text:p>
          </draw:text-box>
        </draw:frame>
        <draw:custom-shape draw:style-name="gr29" draw:text-style-name="P9" xml:id="id75" draw:id="id75" draw:layer="layout" svg:width="7.62cm" svg:height="2.54cm" svg:x="9.89cm" svg:y="12.43cm">
          <text:p text:style-name="P8"><text:span text:style-name="T7">Finisher</text:span></text:p>
          <text:p text:style-name="P8"><text:span text:style-name="T8">20% attack bonus for 30 turns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0" draw:text-style-name="P1" draw:layer="layout" draw:type="curve" svg:x1="22.589cm" svg:y1="9.255cm" svg:x2="18.145cm" svg:y2="8.62cm" draw:start-shape="id73" draw:start-glue-point="4" draw:end-shape="id74" svg:d="m22589 9255c0-475-4444-158-4444-635">
          <text:p/>
        </draw:connector>
        <draw:connector draw:style-name="gr24" draw:text-style-name="P1" draw:layer="layout" draw:type="curve" svg:x1="13.7cm" svg:y1="12.43cm" svg:x2="22.589cm" svg:y2="11.795cm" draw:start-shape="id75" draw:end-shape="id73" draw:end-glue-point="6" svg:d="m13700 12430c0-475 8889-158 8889-635">
          <text:p/>
        </draw:connector>
        <draw:connector draw:style-name="gr24" draw:text-style-name="P1" draw:layer="layout" draw:type="curve" svg:x1="13.7cm" svg:y1="12.43cm" svg:x2="13.7cm" svg:y2="11.795cm" draw:start-shape="id75" draw:end-shape="id76" svg:d="m13700 12430v-635">
          <text:p/>
        </draw:connector>
        <draw:connector draw:style-name="gr24" draw:text-style-name="P1" draw:layer="layout" draw:type="curve" svg:x1="5.445cm" svg:y1="6.08cm" svg:x2="13.7cm" svg:y2="5.445cm" draw:start-shape="id77" draw:start-glue-point="4" draw:end-shape="id78" draw:end-glue-point="6" svg:d="m5445 6080c0-475 8255-158 8255-635">
          <text:p/>
        </draw:connector>
        <draw:connector draw:style-name="gr24" draw:text-style-name="P1" draw:layer="layout" draw:type="curve" svg:x1="13.7cm" svg:y1="5.445cm" svg:x2="18.145cm" svg:y2="6.08cm" draw:start-shape="id78" draw:start-glue-point="6" draw:end-shape="id74" draw:end-glue-point="4" svg:d="m13700 5445c0 477 4445 160 4445 635">
          <text:p/>
        </draw:connector>
        <draw:connector draw:style-name="gr30" draw:text-style-name="P1" draw:layer="layout" draw:type="curve" svg:x1="13.7cm" svg:y1="9.255cm" svg:x2="18.145cm" svg:y2="8.62cm" draw:start-shape="id76" draw:start-glue-point="4" draw:end-shape="id74" svg:d="m13700 9255c0-475 4445-158 4445-635">
          <text:p/>
        </draw:connector>
        <draw:connector draw:style-name="gr24" draw:text-style-name="P1" draw:layer="layout" draw:type="curve" svg:x1="22.589cm" svg:y1="11.795cm" svg:x2="13.7cm" svg:y2="12.43cm" draw:start-shape="id73" draw:start-glue-point="6" draw:end-shape="id75" draw:end-glue-point="4" svg:d="m22589 11795c0 477-8889 160-8889 635">
          <text:p/>
        </draw:connector>
        <draw:connector draw:style-name="gr24" draw:text-style-name="P1" draw:layer="layout" draw:type="curve" svg:x1="13.7cm" svg:y1="12.43cm" svg:x2="5.445cm" svg:y2="11.795cm" draw:start-shape="id75" draw:start-glue-point="0" draw:end-shape="id79" draw:end-glue-point="6" svg:d="m13700 12430c0-475-8255-158-8255-635">
          <text:p/>
        </draw:connector>
        <draw:custom-shape draw:style-name="gr29" draw:text-style-name="P9" xml:id="id76" draw:id="id76" draw:layer="layout" svg:width="7.62cm" svg:height="2.54cm" svg:x="9.89cm" svg:y="9.255cm">
          <text:p text:style-name="P8"><text:span text:style-name="T7">Total War</text:span></text:p>
          <text:p text:style-name="P8"><text:span text:style-name="T8">+2 unit heal rate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9" draw:text-style-name="P9" xml:id="id73" draw:id="id73" draw:layer="layout" svg:width="7.622cm" svg:height="2.54cm" svg:x="18.778cm" svg:y="9.255cm">
          <text:p text:style-name="P8"><text:span text:style-name="T7">Police State</text:span><text:span text:style-name="T7"><text:line-break/></text:span><text:span text:style-name="T9">-33% unit maintenance costs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0" draw:text-style-name="P1" draw:layer="layout" draw:type="curve" svg:x1="5.445cm" svg:y1="9.255cm" svg:x2="5.445cm" svg:y2="8.62cm" draw:start-shape="id79" draw:start-glue-point="4" draw:end-shape="id77" draw:end-glue-point="6" svg:d="m5445 9255v-635">
          <text:p/>
        </draw:connector>
        <draw:frame draw:style-name="gr31" draw:text-style-name="P16" draw:layer="layout" svg:width="7.62cm" svg:height="2.54cm" svg:x="18.145cm" svg:y="2.905cm">
          <draw:text-box>
            <text:p text:style-name="P16">Autocracy cracks down on dissent.</text:p>
          </draw:text-box>
        </draw:frame>
      </draw:page>
      <draw:page draw:name="page12" draw:style-name="dp1" draw:master-page-name="CivFanatics">
        <draw:custom-shape draw:style-name="gr32" draw:text-style-name="P17" xml:id="id85" draw:id="id85" draw:layer="layout" svg:width="7.62cm" svg:height="2.54cm" svg:x="9.89cm" svg:y="6.08cm">
          <text:p text:style-name="P15"><text:span text:style-name="T7">Planned Economy</text:span></text:p>
          <text:p text:style-name="P15"><text:span text:style-name="T8">-25% Maintenance for Buildings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2" draw:text-style-name="P17" xml:id="id84" draw:id="id84" draw:layer="layout" svg:width="7.62cm" svg:height="2.54cm" svg:x="9.89cm" svg:y="2.905cm">
          <text:p text:style-name="P15"><text:span text:style-name="T7">Opener</text:span></text:p>
          <text:p text:style-name="P15"><text:span text:style-name="T8">1 free Great Enginee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17" xml:id="id86" draw:id="id86" draw:layer="layout" svg:width="7.62cm" svg:height="2.54cm" svg:x="18.145cm" svg:y="6.08cm">
          <text:p text:style-name="P15"><text:span text:style-name="T7">Populism</text:span></text:p>
          <text:p text:style-name="P15"><text:span text:style-name="T8">+1 Production for Engineers.</text:span></text:p>
          <text:p text:style-name="P15"><text:span text:style-name="T8">+2 Production on Manufactories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2" draw:text-style-name="P17" xml:id="id83" draw:id="id83" draw:layer="layout" svg:width="7.62cm" svg:height="2.54cm" svg:x="1.635cm" svg:y="6.08cm">
          <text:p text:style-name="P15"><text:span text:style-name="T7">United Front</text:span></text:p>
          <text:p text:style-name="P15"><text:span text:style-name="T8">+20% strength in friendly territory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20" draw:text-style-name="P13" draw:layer="layout" svg:width="7.62cm" svg:height="0.963cm" svg:x="9.89cm" svg:y="2.037cm">
          <draw:text-box>
            <text:p text:style-name="P12"><text:span text:style-name="T12">Order</text:span></text:p>
          </draw:text-box>
        </draw:frame>
        <draw:custom-shape draw:style-name="gr32" draw:text-style-name="P17" xml:id="id82" draw:id="id82" draw:layer="layout" svg:width="7.62cm" svg:height="2.54cm" svg:x="9.89cm" svg:y="15.605cm">
          <text:p text:style-name="P15"><text:span text:style-name="T7">Finisher</text:span></text:p>
          <text:p text:style-name="P15"><text:span text:style-name="T8">+2 Production on Villages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0" draw:text-style-name="P1" draw:layer="layout" draw:type="curve" svg:x1="13.701cm" svg:y1="12.43cm" svg:x2="13.7cm" svg:y2="11.795cm" draw:start-shape="id80" draw:start-glue-point="4" draw:end-shape="id81" svg:d="m13701 12430c0-475-1-158-1-635">
          <text:p/>
        </draw:connector>
        <draw:connector draw:style-name="gr24" draw:text-style-name="P1" draw:layer="layout" draw:type="curve" svg:x1="13.7cm" svg:y1="15.605cm" svg:x2="13.701cm" svg:y2="14.97cm" draw:start-shape="id82" draw:end-shape="id80" draw:end-glue-point="6" svg:d="m13700 15605c0-475 1-158 1-635">
          <text:p/>
        </draw:connector>
        <draw:connector draw:style-name="gr24" draw:text-style-name="P1" draw:layer="layout" draw:type="curve" draw:line-skew="2.857cm" svg:x1="13.7cm" svg:y1="15.605cm" svg:x2="5.445cm" svg:y2="8.62cm" draw:start-shape="id82" draw:end-shape="id83" draw:end-glue-point="6" svg:d="m13700 15605c0-952-8255 2540-8255-6985">
          <text:p/>
        </draw:connector>
        <draw:connector draw:style-name="gr24" draw:text-style-name="P1" draw:layer="layout" draw:type="curve" svg:x1="5.445cm" svg:y1="6.08cm" svg:x2="13.7cm" svg:y2="5.445cm" draw:start-shape="id83" draw:start-glue-point="4" draw:end-shape="id84" draw:end-glue-point="6" svg:d="m5445 6080c0-475 8255-158 8255-635">
          <text:p/>
        </draw:connector>
        <draw:connector draw:style-name="gr24" draw:text-style-name="P1" draw:layer="layout" draw:type="curve" svg:x1="13.7cm" svg:y1="5.445cm" svg:x2="13.7cm" svg:y2="6.08cm" draw:start-shape="id84" draw:start-glue-point="6" draw:end-shape="id85" draw:end-glue-point="4" svg:d="m13700 5445v635">
          <text:p/>
        </draw:connector>
        <draw:connector draw:style-name="gr30" draw:text-style-name="P1" draw:layer="layout" draw:type="curve" svg:x1="13.7cm" svg:y1="9.255cm" svg:x2="13.7cm" svg:y2="8.62cm" draw:start-shape="id81" draw:start-glue-point="4" draw:end-shape="id85" svg:d="m13700 9255v-635">
          <text:p/>
        </draw:connector>
        <draw:connector draw:style-name="gr24" draw:text-style-name="P1" draw:layer="layout" draw:type="curve" svg:x1="13.701cm" svg:y1="14.97cm" svg:x2="13.7cm" svg:y2="15.605cm" draw:start-shape="id80" draw:start-glue-point="6" draw:end-shape="id82" draw:end-glue-point="4" svg:d="m13701 14970c0 477-1 160-1 635">
          <text:p/>
        </draw:connector>
        <draw:connector draw:style-name="gr24" draw:text-style-name="P1" draw:layer="layout" draw:type="curve" draw:line-skew="2.857cm" svg:x1="13.7cm" svg:y1="15.605cm" svg:x2="21.955cm" svg:y2="8.62cm" draw:start-shape="id82" draw:end-shape="id86" draw:end-glue-point="6" svg:d="m13700 15605c0-952 8255 2540 8255-6985">
          <text:p/>
        </draw:connector>
        <draw:custom-shape draw:style-name="gr32" draw:text-style-name="P17" xml:id="id81" draw:id="id81" draw:layer="layout" svg:width="7.62cm" svg:height="2.54cm" svg:x="9.89cm" svg:y="9.255cm">
          <text:p text:style-name="P15"><text:span text:style-name="T7">Socialism</text:span></text:p>
          <text:p text:style-name="P15"><text:span text:style-name="T8">+1 Happiness and +25% Science from Workshops and Factories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2" draw:text-style-name="P17" xml:id="id80" draw:id="id80" draw:layer="layout" svg:width="7.622cm" svg:height="2.54cm" svg:x="9.89cm" svg:y="12.43cm">
          <text:p text:style-name="P15"><text:span text:style-name="T7">Communism</text:span></text:p>
          <text:p text:style-name="P15"><text:span text:style-name="T8">+1 Production on Farms.</text:span></text:p>
          <text:p text:style-name="P15"><text:span text:style-name="T8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4" draw:text-style-name="P1" draw:layer="layout" draw:type="curve" svg:x1="13.7cm" svg:y1="5.445cm" svg:x2="21.955cm" svg:y2="6.08cm" draw:start-shape="id84" draw:end-shape="id86" draw:end-glue-point="4" svg:d="m13700 5445c0 477 8255 160 8255 635">
          <text:p/>
        </draw:connector>
        <draw:frame draw:style-name="gr31" draw:text-style-name="P16" draw:layer="layout" svg:width="7.62cm" svg:height="2.54cm" svg:x="18.145cm" svg:y="2.905cm">
          <draw:text-box>
            <text:p text:style-name="P16">Order improves production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fill-gradient-name="Gradient_20_1" draw:fill-hatch-name="Black_20_0_20_Degrees" draw:fill-image-name="Empty" draw:textarea-horizontal-align="center" draw:textarea-vertical-align="middle"/>
    </style:style>
    <style:style style:name="Mgr2" style:family="graphic" style:parent-style-name="standard">
      <style:graphic-properties draw:fill="solid" draw:fill-color="#1e1711" draw:fill-gradient-name="Gradient_20_1" draw:fill-hatch-name="Black_20_0_20_Degrees" draw:fill-image-name="Empty" draw:textarea-horizontal-align="center" draw:textarea-vertical-align="middle"/>
    </style:style>
    <style:style style:name="Mgr3" style:family="graphic" style:parent-style-name="standard">
      <style:graphic-properties draw:fill="solid" draw:fill-color="#222829" draw:fill-gradient-name="Gradient_20_1" draw:fill-hatch-name="Black_20_0_20_Degrees" draw:fill-image-name="Empty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 I</meta:initial-creator>
    <meta:creation-date>2011-08-30T13:09:59.21</meta:creation-date>
    <dc:date>2012-02-26T05:16:11.03</dc:date>
    <dc:creator>V I</dc:creator>
    <meta:editing-duration>PT17H12M42S</meta:editing-duration>
    <meta:editing-cycles>35</meta:editing-cycles>
    <meta:generator>LibreOffice/3.3$Win32 LibreOffice_project/330m19$Build-202</meta:generator>
    <meta:document-statistic meta:object-count="244"/>
  </office:meta>
</office:document-meta>
</file>